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Khand" svg:font-family="Khand,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office:font-face-decls>
  <office:automatic-styles>
    <style:style style:name="P1" style:family="paragraph" style:parent-style-name="Heading_20_3">
      <style:text-properties style:font-name="Liberation Sans" fo:font-size="12pt" style:font-size-asian="12pt" style:font-size-complex="12pt"/>
    </style:style>
    <style:style style:name="P2" style:family="paragraph" style:parent-style-name="Standard">
      <style:text-properties style:font-name="Liberation Sans" fo:font-size="12pt" style:font-size-asian="12pt" style:font-size-complex="12pt"/>
    </style:style>
    <style:style style:name="P3" style:family="paragraph" style:parent-style-name="Text_20_body" style:list-style-name="L1"/>
    <style:style style:name="P4" style:family="paragraph" style:parent-style-name="Text_20_body" style:list-style-name="L1">
      <style:text-properties officeooo:paragraph-rsid="001432c2"/>
    </style:style>
    <style:style style:name="P5" style:family="paragraph" style:parent-style-name="Text_20_body" style:list-style-name="L1">
      <style:text-properties officeooo:paragraph-rsid="0017df40"/>
    </style:style>
    <style:style style:name="P6" style:family="paragraph" style:parent-style-name="Text_20_body" style:list-style-name="L2"/>
    <style:style style:name="P7" style:family="paragraph" style:parent-style-name="Text_20_body" style:list-style-name="L1">
      <style:text-properties style:font-name="Liberation Sans" fo:font-size="12pt" officeooo:paragraph-rsid="001432c2" style:font-size-asian="12pt" style:font-size-complex="12pt"/>
    </style:style>
    <style:style style:name="P8" style:family="paragraph" style:parent-style-name="Text_20_body" style:list-style-name="L1">
      <style:text-properties style:font-name="Liberation Sans" fo:font-size="12pt" officeooo:paragraph-rsid="0024011c" style:font-size-asian="12pt" style:font-size-complex="12pt"/>
    </style:style>
    <style:style style:name="P9" style:family="paragraph" style:parent-style-name="Text_20_body" style:list-style-name="L1">
      <style:text-properties style:font-name="Liberation Sans" fo:font-size="12pt" officeooo:paragraph-rsid="0014aafe" style:font-size-asian="12pt" style:font-size-complex="12pt"/>
    </style:style>
    <style:style style:name="P10" style:family="paragraph" style:parent-style-name="Text_20_body" style:list-style-name="L1">
      <style:text-properties style:font-name="Liberation Sans" fo:font-size="12pt" officeooo:paragraph-rsid="001cb4c5" style:font-size-asian="12pt" style:font-size-complex="12pt"/>
    </style:style>
    <style:style style:name="P11" style:family="paragraph" style:parent-style-name="Text_20_body" style:list-style-name="L1">
      <style:text-properties style:font-name="Liberation Sans" fo:font-size="12pt" officeooo:paragraph-rsid="0017df40" style:font-size-asian="12pt" style:font-size-complex="12pt"/>
    </style:style>
    <style:style style:name="P12" style:family="paragraph" style:parent-style-name="Text_20_body" style:list-style-name="L1">
      <style:text-properties style:font-name="Liberation Sans" fo:font-size="12pt" style:font-size-asian="12pt" style:font-size-complex="12pt"/>
    </style:style>
    <style:style style:name="P13" style:family="paragraph" style:parent-style-name="Text_20_body" style:list-style-name="L1">
      <style:text-properties style:font-name="Liberation Sans" fo:font-size="12pt" officeooo:rsid="002581b9" officeooo:paragraph-rsid="002581b9"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22ef4d" style:font-weight-asian="normal" style:font-weight-complex="normal"/>
    </style:style>
    <style:style style:name="T3" style:family="text">
      <style:text-properties fo:font-weight="normal" officeooo:rsid="0024011c" style:font-weight-asian="normal" style:font-weight-complex="normal"/>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32c2"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958e9"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9bce8"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e9c64"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fdbb9"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11af5"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1e8fc"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4011c"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45657"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53863"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581b9"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officeooo:rsid="001e9c64"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ize="11pt" fo:font-style="normal" style:text-underline-style="none" fo:font-weight="normal" officeooo:rsid="00211af5"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ize="11pt" fo:font-style="normal" style:text-underline-style="none" fo:font-weight="normal" officeooo:rsid="001fdbb9"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1pt" fo:font-style="normal" style:text-underline-style="none" fo:font-weight="normal" officeooo:rsid="001432c2"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1pt" fo:font-style="normal" style:text-underline-style="none" fo:font-weight="normal" officeooo:rsid="0021e8fc"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1pt" fo:font-style="normal" style:text-underline-style="none" fo:font-weight="normal" officeooo:rsid="0024011c"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officeooo:rsid="00245657"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1pt" fo:font-style="normal" style:text-underline-style="none" fo:font-weight="normal" officeooo:rsid="00253863"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ize="11pt" fo:font-style="normal" style:text-underline-style="none" fo:font-weight="normal" officeooo:rsid="002581b9"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ize="11pt" fo:font-style="normal" style:text-underline-style="none" fo:font-weight="normal" officeooo:rsid="001958e9"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ize="11pt" fo:font-style="normal" style:text-underline-style="none" fo:font-weight="normal" officeooo:rsid="0019bce8"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1e9c64"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211af5"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01fdbb9"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01432c2"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fo:font-weight="normal" officeooo:rsid="0021e8fc"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fo:font-weight="normal" officeooo:rsid="0024011c"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fo:font-weight="normal" officeooo:rsid="00245657"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tyle="normal" style:text-underline-style="none" fo:font-weight="normal" officeooo:rsid="00253863" style:text-blinking="false" fo:background-color="transparent" loext:char-shading-value="0"/>
    </style:style>
    <style:style style:name="T40" style:family="text">
      <style:text-properties fo:font-variant="normal" fo:text-transform="none" fo:color="#000000" loext:opacity="100%" style:text-line-through-style="none" style:text-line-through-type="none" fo:font-style="normal" style:text-underline-style="none" fo:font-weight="normal" officeooo:rsid="002581b9" style:text-blinking="false" fo:background-color="transparent" loext:char-shading-value="0"/>
    </style:style>
    <style:style style:name="T41" style:family="text">
      <style:text-properties fo:font-variant="normal" fo:text-transform="none" fo:color="#000000" loext:opacity="100%" style:text-line-through-style="none" style:text-line-through-type="none" fo:font-style="normal" style:text-underline-style="none" fo:font-weight="normal" officeooo:rsid="001958e9" style:text-blinking="false" fo:background-color="transparent" loext:char-shading-value="0"/>
    </style:style>
    <style:style style:name="T42" style:family="text">
      <style:text-properties fo:font-variant="normal" fo:text-transform="none" fo:color="#000000" loext:opacity="100%" style:text-line-through-style="none" style:text-line-through-type="none" fo:font-style="normal" style:text-underline-style="none" fo:font-weight="normal" officeooo:rsid="0019bce8"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44" style:family="text">
      <style:text-properties fo:font-variant="normal" fo:text-transform="none" style:text-line-through-style="none" style:text-line-through-type="none" style:font-name="Slack-Lato" fo:font-size="11.25pt" fo:letter-spacing="normal" fo:font-style="normal" style:text-underline-style="none" fo:font-weight="normal" style:text-blinking="false"/>
    </style:style>
    <style:style style:name="T45" style:family="text">
      <style:text-properties fo:font-variant="normal" fo:text-transform="none" style:text-line-through-style="none" style:text-line-through-type="none" fo:font-size="11.25pt" fo:letter-spacing="normal" fo:font-style="normal" style:text-underline-style="none" fo:font-weight="normal" style:text-blinking="false"/>
    </style:style>
    <style:style style:name="T46" style:family="text">
      <style:text-properties fo:font-variant="normal" fo:text-transform="none" style:text-line-through-style="none" style:text-line-through-type="none" style:font-name="Liberation Sans" fo:font-size="11.25pt" fo:letter-spacing="normal" fo:font-style="normal" style:text-underline-style="none" fo:font-weight="normal" style:text-blinking="false"/>
    </style:style>
    <style:style style:name="T47" style:family="text">
      <style:text-properties fo:font-variant="normal" fo:text-transform="none" style:text-line-through-style="none" style:text-line-through-type="none" style:font-name="Liberation Sans" fo:letter-spacing="normal" fo:font-style="normal" style:text-underline-style="none" fo:font-weight="normal" style:text-blinking="false"/>
    </style:style>
    <style:style style:name="T48" style:family="text">
      <style:text-properties fo:font-variant="normal" fo:text-transform="none" style:text-line-through-style="none" style:text-line-through-type="none" style:font-name="Liberation Sans" fo:font-size="12pt" fo:letter-spacing="normal" fo:font-style="normal" style:text-underline-style="none" fo:font-weight="normal" style:text-blinking="false" style:font-size-asian="12pt" style:font-size-complex="12pt"/>
    </style:style>
    <style:style style:name="T49" style:family="text">
      <style:text-properties fo:font-variant="normal" fo:text-transform="none" fo:color="#1d1c1d" loext:opacity="100%" fo:letter-spacing="normal"/>
    </style:style>
    <style:style style:name="T50" style:family="text">
      <style:text-properties fo:font-variant="normal" fo:text-transform="none" fo:color="#1d1c1d" loext:opacity="100%" style:font-name="Liberation Sans" fo:letter-spacing="normal"/>
    </style:style>
    <style:style style:name="T51" style:family="text">
      <style:text-properties fo:font-variant="normal" fo:text-transform="none" fo:color="#1d1c1d" loext:opacity="100%" style:font-name="Liberation Sans" fo:font-size="12pt" fo:letter-spacing="normal" style:font-size-asian="12pt" style:font-size-complex="12pt"/>
    </style:style>
    <style:style style:name="T52" style:family="text">
      <style:text-properties fo:font-weight="bold" style:font-weight-asian="bold" style:font-weight-complex="bold"/>
    </style:style>
    <style:style style:name="T53" style:family="text">
      <style:text-properties fo:font-weight="bold" officeooo:rsid="0017df40" style:font-weight-asian="bold" style:font-weight-complex="bold"/>
    </style:style>
    <style:style style:name="T54" style:family="text">
      <style:text-properties officeooo:rsid="001432c2"/>
    </style:style>
    <style:style style:name="T55" style:family="text">
      <style:text-properties officeooo:rsid="0014aafe"/>
    </style:style>
    <style:style style:name="T56" style:family="text">
      <style:text-properties officeooo:rsid="00174aaf"/>
    </style:style>
    <style:style style:name="T57" style:family="text">
      <style:text-properties officeooo:rsid="0017df40"/>
    </style:style>
    <style:style style:name="T58" style:family="text">
      <style:text-properties officeooo:rsid="0001dd55"/>
    </style:style>
    <style:style style:name="T59" style:family="text">
      <style:text-properties officeooo:rsid="001958e9"/>
    </style:style>
    <style:style style:name="T60" style:family="text">
      <style:text-properties officeooo:rsid="001abbc7"/>
    </style:style>
    <style:style style:name="T61" style:family="text">
      <style:text-properties officeooo:rsid="001cb4c5"/>
    </style:style>
    <style:style style:name="T62" style:family="text">
      <style:text-properties officeooo:rsid="001e71ed"/>
    </style:style>
    <style:style style:name="T63" style:family="text">
      <style:text-properties officeooo:rsid="001e9c64"/>
    </style:style>
    <style:style style:name="T64" style:family="text">
      <style:text-properties officeooo:rsid="002581b9"/>
    </style:style>
    <style:style style:name="T65" style:family="text">
      <style:text-properties style:font-name="Liberation Sans"/>
    </style:style>
    <style:style style:name="T66" style:family="text">
      <style:text-properties style:font-name="Liberation Sans" fo:font-weight="normal" style:font-weight-asian="normal" style:font-weight-complex="normal"/>
    </style:style>
    <style:style style:name="T67" style:family="text">
      <style:text-properties style:font-name="Liberation Sans" officeooo:rsid="001432c2"/>
    </style:style>
    <style:style style:name="T68" style:family="text">
      <style:text-properties style:font-name="Liberation Sans" fo:font-weight="bold" style:font-weight-asian="bold" style:font-weight-complex="bold"/>
    </style:style>
    <style:style style:name="T69" style:family="text">
      <style:text-properties style:font-name="Liberation Sans" fo:font-weight="bold" officeooo:rsid="0017df40" style:font-weight-asian="bold" style:font-weight-complex="bold"/>
    </style:style>
    <style:style style:name="T70" style:family="text">
      <style:text-properties style:font-name="Liberation Sans" officeooo:rsid="0001dd55"/>
    </style:style>
    <style:style style:name="T71" style:family="text">
      <style:text-properties style:font-name="Liberation Sans" officeooo:rsid="00174aaf"/>
    </style:style>
    <style:style style:name="T72" style:family="text">
      <style:text-properties style:font-name="Liberation Sans" fo:font-size="12pt" style:font-size-asian="12pt" style:font-size-complex="12pt"/>
    </style:style>
    <style:style style:name="T73" style:family="text">
      <style:text-properties style:font-name="Liberation Sans" fo:font-size="12pt" officeooo:rsid="001432c2" style:font-size-asian="12pt" style:font-size-complex="12pt"/>
    </style:style>
    <style:style style:name="T74" style:family="text">
      <style:text-properties style:font-name="Liberation Sans" fo:font-size="12pt" officeooo:rsid="0001dd55" style:font-size-asian="12pt" style:font-size-complex="12pt"/>
    </style:style>
    <style:style style:name="T75" style:family="text">
      <style:text-properties style:font-name="Liberation Sans" fo:font-size="12pt" officeooo:rsid="00174aaf" style:font-size-asian="12pt" style:font-size-complex="12pt"/>
    </style:style>
    <style:style style:name="T76" style:family="text">
      <style:text-properties style:font-name="Liberation Sans" fo:font-size="12pt" fo:font-weight="normal" style:font-size-asian="12pt" style:font-weight-asian="normal" style:font-size-complex="12pt" style:font-weight-complex="normal"/>
    </style:style>
    <style:style style:name="T77" style:family="text">
      <style:text-properties style:font-name="Liberation Sans" fo:font-size="12pt" fo:font-weight="bold" style:font-size-asian="12pt" style:font-weight-asian="bold" style:font-size-complex="12pt" style:font-weight-complex="bold"/>
    </style:style>
    <style:style style:name="T78" style:family="text">
      <style:text-properties style:font-name="Liberation Sans" fo:font-size="12pt" fo:font-weight="bold" officeooo:rsid="0017df40" style:font-size-asian="12pt" style:font-weight-asian="bold" style:font-size-complex="12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22515300" text:style-name="L1">
        <text:list-item>
          <text:p text:style-name="P3"><text:span text:style-name="Strong_20_Emphasis"><text:span text:style-name="T72">Project title: </text:span></text:span><text:span text:style-name="Strong_20_Emphasis"><text:span text:style-name="T76">Litter Log</text:span></text:span></text:p>
        </text:list-item>
        <text:list-item>
          <text:p text:style-name="P3"><text:span text:style-name="Strong_20_Emphasis"><text:span text:style-name="T72">Names of all project participants </text:span></text:span><text:span text:style-name="T72">: Artem Lebedev, Nick Johnson, Evelyn Li, Lily Magliente</text:span></text:p>
        </text:list-item>
        <text:list-item>
          <text:p text:style-name="P4"><text:span text:style-name="Strong_20_Emphasis"><text:span text:style-name="T72">Course</text:span></text:span><text:span text:style-name="T72">: Data Science 210, </text:span><text:span text:style-name="T73">2024 Summer Section 1</text:span></text:p>
        </text:list-item>
        <text:list-item>
          <text:p text:style-name="P3"><text:span text:style-name="Strong_20_Emphasis"><text:span text:style-name="T72">Date</text:span></text:span><text:span text:style-name="T72">: </text:span><text:span text:style-name="T73">2024 Aug 03</text:span></text:p>
        </text:list-item>
        <text:list-item>
          <text:p text:style-name="P4"><text:span text:style-name="Strong_20_Emphasis"><text:span text:style-name="T72">Description</text:span></text:span><text:span text:style-name="T72">: A full project description. Please include:</text:span></text:p>
          <text:p text:style-name="P7"><text:span text:style-name="T52">Problem &amp; Motivation:</text:span> <text:span text:style-name="T63">P</text:span><text:span text:style-name="T31">ollution </text:span><text:span text:style-name="T32">from single-use consumer packaging is ubiquitous </text:span><text:span text:style-name="T33">and the adverse effects of this pollution are well documented. </text:span><text:span text:style-name="T32">The prevalent narrative is that the end-users </text:span><text:span text:style-name="T34">should be</text:span><text:span text:style-name="T32"> responsible for recycling, </text:span><text:span text:style-name="T31">but </text:span><text:span text:style-name="T32">this</text:span><text:span text:style-name="T31"> </text:span><text:span text:style-name="T32">is not working</text:span><text:span text:style-name="T31">. Companies package products in glass and plastic that theoretically could be recycled, </text:span><text:span text:style-name="T33">and leave the actual recycling up to the end users, shifting responsibility from a few manufacturers to millions of people. This distribution of responsibility makes</text:span><text:span text:style-name="T31"> </text:span><text:span text:style-name="T32">recycling too challenging to be economically viable</text:span><text:span text:style-name="T31">. </text:span><text:span text:style-name="T34">The experience of the past decades shows that the manufacturers are better positioned to tackle </text:span><text:span text:style-name="T33">packaging pollution</text:span><text:span text:style-name="T34">, but there is little incentive for the brands to address this issue. </text:span><text:span text:style-name="T35">We aim to </text:span><text:span text:style-name="T32">influence </text:span><text:span text:style-name="T31">users </text:span><text:span text:style-name="T32">purchasing decisions to </text:span><text:span text:style-name="T33">shift their buying habits toward the brands that have lesser impact on the environment. </text:span><text:span text:style-name="T36">We also hope to </text:span><text:span text:style-name="T31">provide insight to </text:span><text:span text:style-name="T36">the </text:span><text:span text:style-name="T31">companies to incentivize them to take action to minimize their packaging </text:span><text:span text:style-name="T36">impact. </text:span></text:p>
          <text:p text:style-name="P8"><text:span text:style-name="T52">Data Source &amp; Data Science Approach: </text:span><text:bookmark text:name="docs-internal-guid-9091c711-7fff-a625-3a34-3ebf15613eda"/><text:span text:style-name="T2">Our approach is to give </text:span><text:span text:style-name="T3">our </text:span><text:span text:style-name="T2">user</text:span><text:span text:style-name="T3">s</text:span><text:span text:style-name="T2"> relatable data at the moment when it has the best chance of influencing their decision: time of purchase. We have chosen a browser extension as a vehicle to inject the data into the online shopping process. The data that we show gives the user a comparison between the level of pollution from the brand they consider purchasing and other consumer brands. This insight comes from analysis of images of street litter captured by the users of Open Litter Map, an app promoting the same cause. </text:span><text:span text:style-name="T3">We investigated a collection of computer vision models to extract pollution statistics from these images. </text:span><text:span text:style-name="T2"><text:line-break/></text:span><text:span text:style-name="T31">Among our biggest challenges was creating labels for our data as Openlittermap, does provide annotations. Rather than hand labelling 27K images, we used a combination of object detection, clustering, pre-trained models, and human evaluation.</text:span><text:span text:style-name="T43"> </text:span><text:span text:style-name="T31">We started with </text:span><text:span text:style-name="T37">OpenLogo and Logo3kdet, pre-labeld </text:span><text:span text:style-name="T31">datasets </text:span><text:span text:style-name="T37">of images of brand logos that were taken mostly for marketing purposes and thus were of much higher quality than the images of litter</text:span><text:span text:style-name="T43">. </text:span><text:span text:style-name="T17"> </text:span><text:span text:style-name="T31">These were used to train a single-class YOLO model that can </text:span><text:span text:style-name="T37">detect</text:span><text:span text:style-name="T31"> </text:span><text:span text:style-name="T37">a logo in the image, with no regard to the brand. </text:span><text:span text:style-name="T31">Once the single-class model was trained, we applied it to the OpenLitterMap dataset </text:span><text:span text:style-name="T37">generating bounding boxes for potential logos. </text:span><text:span text:style-name="T31">Next, we performed hierarchical clustering on the results to group similar images. This clustering helped us to identify potential classes. After clustering, we assigned names to the clusters, manually corrected mistakes and added missing annotations. </text:span><text:span text:style-name="T37">T</text:span><text:span text:style-name="T31">his gave us an initial dataset, </text:span><text:span text:style-name="T37">that unfortunately suffered from severe class imbalance. </text:span><text:span text:style-name="T31">To address this </text:span><text:span text:style-name="T38">issue </text:span><text:span text:style-name="T31">we sought out additional training examples. </text:span><text:span text:style-name="T38">Luckily, some images in the</text:span><text:span text:style-name="T31"> OLM dataset came with user provided tags </text:span><text:span text:style-name="T38">and we </text:span><text:span text:style-name="T31">leveraged these to find images likely to contain examples of underrepresented brands and annotated them. </text:span><text:span text:style-name="T38">Additionally,</text:span><text:span text:style-name="T31">, we used Google Vision’s logo and optical character recognition models to flag more potential examples. This helped to address our class imbalance for many classes but some remained severely underrepresented and we decided to cut classes with less than 20 annotations. We then split the dataset into training, validation, and test sets and upsampled the remaining low-representation classes </text:span><text:span text:style-name="T39">in the training set </text:span><text:span text:style-name="T31">using augmentation techniques. </text:span><text:span text:style-name="T39">This final dataset was used </text:span><text:soft-page-break/><text:span text:style-name="T39">to train </text:span><text:span text:style-name="T31">a multi-class YOLO</text:span><text:span text:style-name="T39">v8</text:span><text:span text:style-name="T31"> model that can identify specific brand logo. </text:span><text:span text:style-name="T40">W</text:span><text:span text:style-name="T39">e </text:span><text:span text:style-name="T40">then </text:span><text:span text:style-name="T39">pushed the entire OLM </text:span><text:span text:style-name="T40">dataset </text:span><text:span text:style-name="T39">through this model and used the brand frequency to derive the </text:span><text:span text:style-name="T40">brand ranking shown to the end user.</text:span></text:p>
          <text:p text:style-name="P13"><text:span text:style-name="T31">In the process we investigated alternative approaches such as using EffNet image classifier on the bounding boxes produced by the first YOLO model, or relying on cosine similarity between image embedding to group brand images together, but the results of these approaches were clearly inferior to the YOLOv8 model mentioned above. </text:span></text:p>
          <text:p text:style-name="P9"><text:span text:style-name="T52">Evaluation:</text:span> <text:span text:style-name="T40">YOLOv8 model trained on the data set described above </text:span><text:span text:style-name="T31">showed the median Average Precision </text:span><text:span text:style-name="T41">(mAP) </text:span><text:span text:style-name="T31"><text:s/></text:span><text:span text:style-name="T41">68</text:span><text:span text:style-name="T31">% in some tests. </text:span><text:span text:style-name="T41">C</text:span><text:span text:style-name="T31">onfusion matri</text:span><text:span text:style-name="T41">x</text:span><text:span text:style-name="T31"> </text:span><text:span text:style-name="T41">shows that performance remains </text:span><text:span text:style-name="T31">relatively uniform for all brands. Amstel and Budweiser </text:span><text:span text:style-name="T42">are two exceptions where model misses more than 50% of all instances. </text:span><text:span text:style-name="T31">We </text:span><text:span text:style-name="T42">believe that this is an acceptable </text:span><text:span text:style-name="T31">performance, despite </text:span><text:span text:style-name="T42">moderate overall</text:span><text:span text:style-name="T31"> mAP. The key problem that we avoid is brand confusion: </text:span><text:span text:style-name="T42">the model rarely confuses one brand for another. There might be instances that are missed, but i</text:span><text:span text:style-name="T31">f the model says it is “Amstel Light”, it is never “Corona”, despite Corona being </text:span><text:span text:style-name="T42">approximately </text:span><text:span text:style-name="T31">5 times more frequent </text:span><text:span text:style-name="T42">in the dataset</text:span><text:span text:style-name="T31">. While this is </text:span><text:span text:style-name="T42">problematic, </text:span><text:span text:style-name="T31">it has little effect  on user’</text:span><text:span text:style-name="T42">s</text:span><text:span text:style-name="T31"> </text:span><text:span text:style-name="T42">perception of the brands. </text:span><text:span text:style-name="T31">When the model </text:span><text:span text:style-name="T42">flags</text:span><text:span text:style-name="T31"> Corona and Heineken </text:span><text:span text:style-name="T42">as</text:span><text:span text:style-name="T31"> the worst polluters, we are certain it is not “Miller” </text:span><text:span text:style-name="T42">or</text:span><text:span text:style-name="T31"> “Amstel”.</text:span></text:p>
          <text:p text:style-name="P10"><text:span text:style-name="T52">Key Learnings &amp; Impact:</text:span> <text:s/><text:span text:style-name="T60">We believe our solution is positioned to deliver a significant impact because we inject information right at the time of purchasing decision. </text:span>Browser extension <text:span text:style-name="T60">inserts</text:span> LitterLog insights <text:span text:style-name="T60">into shopping experience, showing the </text:span>brand’s litter score <text:span text:style-name="T60">to the user </text:span>at the time of purchase, <text:span text:style-name="T60">when the chance of changing the decision in favour of the environmentally friendly brand is the highest. At the same time, low cross-brand confusion gives brands assurance that </text:span>they are not accountable for someone else deficiencies. <text:span text:style-name="T61">To deliver this impact we had to overcome a few hurdles. Mainly, our attempts at automated data labelling demonstrated the sensitivity of object detection models to the context of the image that might not even register in the mind of a human. Fundamentally, the models find </text:span><text:span text:style-name="T62">image areas that are similar to the training examples, irrespective of what confers this similarity. Thus, bottle caps were clustered together no matter what brands they had and a round Starbucks logo was often confused with a round cup lid. We alleviated this issue by judicial augmentation of the training dataset, but a lot more relevant data would be needed to resolve this issue. </text:span></text:p>
          <text:p text:style-name="P11"><text:span text:style-name="T52">Acknowledgements:</text:span> <text:span text:style-name="T57">We are grateful to </text:span><text:span text:style-name="T55">Open Litter Map </text:span><text:span text:style-name="T57">for sharing the data and valuable insight. </text:span></text:p>
        </text:list-item>
        <text:list-item>
          <text:p text:style-name="P5"><text:span text:style-name="Strong_20_Emphasis"><text:span text:style-name="T72">Teaser text </text:span></text:span><text:span text:style-name="T78">(</text:span><text:span text:style-name="T77">140-character) project description:</text:span><text:span text:style-name="T72"> </text:span><text:span text:style-name="T74">Recyclables don't get recycled. Together with our users we use computer vision to push companies to switch to environment-friendly packaging.</text:span></text:p>
        </text:list-item>
        <text:list-item>
          <text:p text:style-name="P3"><text:span text:style-name="Strong_20_Emphasis"><text:span text:style-name="T72">Teaser image*</text:span></text:span><text:span text:style-name="T72">: This will be the primary thumbnail image in lists and on gallery pages. (On lists and gallery pages, the teaser image will be displayed cropped square.)</text:span></text:p>
        </text:list-item>
        <text:list-item>
          <text:p text:style-name="P3"><text:span text:style-name="Strong_20_Emphasis"><text:span text:style-name="T72">Downloadable files</text:span></text:span><text:span text:style-name="T72">: Final presentation slides in PDF format.</text:span></text:p>
          <text:p text:style-name="P3"><text:span text:style-name="T72"/></text:p>
        </text:list-item>
        <text:list-item>
          <text:p text:style-name="P3"><text:soft-page-break/><text:span text:style-name="Strong_20_Emphasis"><text:span text:style-name="T72">Web links</text:span></text:span><text:span text:style-name="T72">: Enter the URL of any external project page(s) or prototype(s) to be linked from the page.</text:span></text:p>
          <text:list>
            <text:list-item>
              <text:p text:style-name="P3"><text:span text:style-name="T72">Link to project webpage: </text:span><text:a xlink:type="simple" xlink:href="https://magliente.my.canva.site/litter-log" office:target-frame-name="_blank" xlink:show="new" text:style-name="Internet_20_link" text:visited-style-name="Visited_20_Internet_20_Link"><text:span text:style-name="T48">https://magliente.my.canva.site/litter-log</text:span></text:a><text:span text:style-name="T51"> </text:span></text:p>
            </text:list-item>
            <text:list-item>
              <text:p text:style-name="P12">Link to GitHub repository: https://github.com/thriftypenguin/litter-imagery-brand-recognition</text:p>
            </text:list-item>
            <text:list-item>
              <text:p text:style-name="P12">Additional links: https://openlittermaplitterlog.streamlit.app/</text:p>
            </text:list-item>
          </text:list>
        </text:list-item>
      </text:list>
      <text:h text:style-name="P1" text:outline-level="3">Optional fields:</text:h>
      <text:list xml:id="list421308811" text:style-name="L2">
        <text:list-item>
          <text:p text:style-name="P6"><text:span text:style-name="Strong_20_Emphasis"><text:span text:style-name="T72">Banner image*:</text:span></text:span><text:span text:style-name="T72"> </text:span><text:span text:style-name="T75">See the file in repo</text:span></text:p>
        </text:list-item>
        <text:list-item>
          <text:p text:style-name="P6"><text:span text:style-name="Strong_20_Emphasis"><text:span text:style-name="T72">Additional images*:</text:span></text:span><text:span text:style-name="T72"> </text:span><text:span text:style-name="T75">See the files in repo</text:span></text:p>
        </text:list-item>
        <text:list-item>
          <text:p text:style-name="P6"><text:span text:style-name="Strong_20_Emphasis"><text:span text:style-name="T72">Pull quotes:</text:span></text:span><text:span text:style-name="T72"> text for the page sidebar</text:span></text:p>
        </text:list-item>
        <text:list-item>
          <text:p text:style-name="P6"><text:span text:style-name="Strong_20_Emphasis"><text:span text:style-name="T72">Video:</text:span></text:span><text:span text:style-name="T72"> </text:span><text:span text:style-name="T75">Evelyn’s demo</text:span></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Khand" svg:font-family="Khand,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16:21:07.222744806</meta:creation-date>
    <dc:date>2024-08-03T20:08:45.477845231</dc:date>
    <meta:editing-duration>PT2H34M41S</meta:editing-duration>
    <meta:editing-cycles>14</meta:editing-cycles>
    <meta:generator>LibreOffice/7.3.7.2$Linux_X86_64 LibreOffice_project/30$Build-2</meta:generator>
    <meta:document-statistic meta:table-count="0" meta:image-count="0" meta:object-count="0" meta:page-count="3" meta:paragraph-count="24" meta:word-count="1145" meta:character-count="7272" meta:non-whitespace-character-count="6163"/>
  </office:meta>
</office:document-meta>
</file>